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17444" officeooo:paragraph-rsid="00017444"/>
    </style:style>
    <style:style style:name="P2" style:family="paragraph" style:parent-style-name="Standard">
      <style:text-properties fo:font-size="16pt" officeooo:rsid="00017444" officeooo:paragraph-rsid="0008f0a2"/>
    </style:style>
    <style:style style:name="P3" style:family="paragraph" style:parent-style-name="Standard">
      <style:text-properties fo:font-size="12pt" officeooo:rsid="00017444" officeooo:paragraph-rsid="00017444"/>
    </style:style>
    <style:style style:name="P4" style:family="paragraph" style:parent-style-name="Standard">
      <style:text-properties fo:font-size="12pt" fo:font-weight="bold" officeooo:rsid="00017444" officeooo:paragraph-rsid="00017444" style:font-weight-asian="bold" style:font-weight-complex="bold"/>
    </style:style>
    <style:style style:name="P5" style:family="paragraph" style:parent-style-name="Standard">
      <style:text-properties fo:font-size="12pt" fo:font-weight="bold" officeooo:rsid="0003f68a" officeooo:paragraph-rsid="0003f68a" style:font-weight-asian="bold" style:font-weight-complex="bold"/>
    </style:style>
    <style:style style:name="P6" style:family="paragraph" style:parent-style-name="Standard">
      <style:text-properties fo:font-size="12pt" fo:font-weight="bold" officeooo:rsid="0003f68a" officeooo:paragraph-rsid="0006b3ef" style:font-weight-asian="bold" style:font-weight-complex="bold"/>
    </style:style>
    <style:style style:name="P7" style:family="paragraph" style:parent-style-name="Standard">
      <style:text-properties fo:font-size="12pt" fo:font-weight="bold" officeooo:rsid="00088ce8" officeooo:paragraph-rsid="00088ce8" style:font-weight-asian="bold" style:font-weight-complex="bold"/>
    </style:style>
    <style:style style:name="P8" style:family="paragraph" style:parent-style-name="Standard">
      <style:text-properties fo:font-size="12pt" fo:font-weight="normal" officeooo:rsid="0003f68a" officeooo:paragraph-rsid="0003f68a" style:font-weight-asian="normal" style:font-weight-complex="normal"/>
    </style:style>
    <style:style style:name="P9" style:family="paragraph" style:parent-style-name="Standard">
      <style:text-properties fo:font-size="12pt" fo:font-weight="normal" officeooo:rsid="0003f68a" officeooo:paragraph-rsid="0006b3ef" style:font-weight-asian="normal" style:font-weight-complex="normal"/>
    </style:style>
    <style:style style:name="P10" style:family="paragraph" style:parent-style-name="Standard">
      <style:text-properties fo:font-weight="bold" officeooo:rsid="00088ce8" officeooo:paragraph-rsid="00088ce8" style:font-weight-asian="bold" style:font-weight-complex="bold"/>
    </style:style>
    <style:style style:name="P11" style:family="paragraph" style:parent-style-name="Standard">
      <style:text-properties officeooo:paragraph-rsid="00088ce8"/>
    </style:style>
    <style:style style:name="P12" style:family="paragraph" style:parent-style-name="Standard">
      <style:text-properties fo:font-size="12pt" fo:font-weight="normal" officeooo:rsid="00017444" officeooo:paragraph-rsid="00017444" style:font-weight-asian="normal" style:font-weight-complex="normal"/>
    </style:style>
    <style:style style:name="P13" style:family="paragraph" style:parent-style-name="Standard" style:list-style-name="L1">
      <style:text-properties fo:font-size="12pt" fo:font-weight="normal" officeooo:rsid="0001fbd1" officeooo:paragraph-rsid="0001fbd1" style:font-weight-asian="normal" style:font-weight-complex="normal"/>
    </style:style>
    <style:style style:name="P14" style:family="paragraph" style:parent-style-name="Standard" style:list-style-name="L1">
      <style:text-properties fo:font-size="12pt" fo:font-weight="normal" officeooo:rsid="0003f68a" officeooo:paragraph-rsid="0003f68a" style:font-weight-asian="normal" style:font-weight-complex="normal"/>
    </style:style>
    <style:style style:name="P15" style:family="paragraph" style:parent-style-name="Standard">
      <style:text-properties fo:font-size="12pt" fo:font-weight="normal" officeooo:rsid="00080f80" officeooo:paragraph-rsid="0006b3ef" style:font-weight-asian="normal" style:font-weight-complex="normal"/>
    </style:style>
    <style:style style:name="P16" style:family="paragraph" style:parent-style-name="Standard">
      <style:text-properties fo:font-size="12pt" fo:font-weight="normal" officeooo:rsid="00080f80" officeooo:paragraph-rsid="00088ce8" style:font-weight-asian="normal" style:font-weight-complex="normal"/>
    </style:style>
    <style:style style:name="P17" style:family="paragraph" style:parent-style-name="Standard">
      <style:text-properties fo:font-size="12pt" fo:font-weight="normal" officeooo:rsid="00088ce8" officeooo:paragraph-rsid="0006b3ef" style:font-weight-asian="normal" style:font-weight-complex="normal"/>
    </style:style>
    <style:style style:name="P18" style:family="paragraph" style:parent-style-name="Standard" style:list-style-name="L3">
      <style:text-properties fo:font-size="12pt" fo:font-weight="normal" officeooo:rsid="00088ce8" officeooo:paragraph-rsid="00088ce8" style:font-weight-asian="normal" style:font-weight-complex="normal"/>
    </style:style>
    <style:style style:name="P19" style:family="paragraph" style:parent-style-name="Standard">
      <style:text-properties fo:font-size="12pt" fo:font-weight="normal" officeooo:rsid="00088ce8" officeooo:paragraph-rsid="00088ce8" style:font-weight-asian="normal" style:font-weight-complex="normal"/>
    </style:style>
    <style:style style:name="P20" style:family="paragraph" style:parent-style-name="Standard" style:list-style-name="L2">
      <style:text-properties fo:font-size="12pt" fo:font-weight="bold" officeooo:rsid="00088ce8" officeooo:paragraph-rsid="0006b3ef" style:font-weight-asian="bold" style:font-weight-complex="bold"/>
    </style:style>
    <style:style style:name="P21" style:family="paragraph" style:parent-style-name="Standard">
      <style:text-properties fo:font-size="12pt" fo:font-weight="bold" officeooo:rsid="00088ce8" officeooo:paragraph-rsid="00088ce8" style:font-weight-asian="bold" style:font-weight-complex="bold"/>
    </style:style>
    <style:style style:name="P22" style:family="paragraph" style:parent-style-name="Standard">
      <style:text-properties fo:font-size="12pt" officeooo:rsid="00017444" officeooo:paragraph-rsid="000b5c02"/>
    </style:style>
    <style:style style:name="T1" style:family="text">
      <style:text-properties fo:font-size="12pt"/>
    </style:style>
    <style:style style:name="T2" style:family="text">
      <style:text-properties fo:font-size="12pt" fo:font-weight="normal" style:font-weight-asian="normal" style:font-weight-complex="normal"/>
    </style:style>
    <style:style style:name="T3" style:family="text">
      <style:text-properties fo:font-size="12pt" fo:font-weight="normal" officeooo:rsid="00088ce8" style:font-weight-asian="normal" style:font-weight-complex="normal"/>
    </style:style>
    <style:style style:name="T4" style:family="text">
      <style:text-properties fo:font-size="12pt" fo:font-weight="normal" officeooo:rsid="0008f0a2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52d3f" style:font-weight-asian="normal" style:font-weight-complex="normal"/>
    </style:style>
    <style:style style:name="T8" style:family="text">
      <style:text-properties fo:font-weight="normal" officeooo:rsid="0006b3ef" style:font-weight-asian="normal" style:font-weight-complex="normal"/>
    </style:style>
    <style:style style:name="T9" style:family="text">
      <style:text-properties fo:font-weight="normal" officeooo:rsid="00017444" style:font-weight-asian="normal" style:font-weight-complex="normal"/>
    </style:style>
    <style:style style:name="T10" style:family="text">
      <style:text-properties fo:font-weight="normal" officeooo:rsid="00080f80" style:font-weight-asian="normal" style:font-weight-complex="normal"/>
    </style:style>
    <style:style style:name="T11" style:family="text">
      <style:text-properties fo:font-weight="normal" officeooo:rsid="00088ce8" style:font-weight-asian="normal" style:font-weight-complex="normal"/>
    </style:style>
    <style:style style:name="T12" style:family="text">
      <style:text-properties officeooo:rsid="0003f68a"/>
    </style:style>
    <style:style style:name="T13" style:family="text">
      <style:text-properties officeooo:rsid="00088ce8"/>
    </style:style>
    <style:style style:name="T14" style:family="text">
      <style:text-properties officeooo:rsid="0008f0a2"/>
    </style:style>
    <style:style style:name="T15" style:family="text">
      <style:text-properties officeooo:rsid="000ad0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5">Drinks</text:span><text:span text:style-name="T14">&amp;People</text:span> – Project Charter</text:p>
      <text:p text:style-name="P1"/>
      <text:p text:style-name="P22"><text:span text:style-name="T5">Nombre del projecto:</text:span> <text:span text:style-name="T6">Drinks&amp;People</text:span></text:p>
      <text:p text:style-name="P3"/>
      <text:p text:style-name="P3"><text:span text:style-name="T5">Coordinador del projecto:</text:span> @Tomas Alvarez</text:p>
      <text:p text:style-name="P3"/>
      <text:p text:style-name="P3"><text:span text:style-name="T5">Ultima revision:</text:span> 18 de noviembre de 2021</text:p>
      <text:p text:style-name="P3"/>
      <text:p text:style-name="P4">Propuesta del proyecto: </text:p>
      <text:p text:style-name="P4"><text:tab/><text:span text:style-name="T6">Se solicita la implementacion de una pagina web para el local Drinks&amp;People, un local orientado a la venta de bebidas alcoholicas, con el objetivo de mostrar dichas bebidas para su uso publicitario.</text:span></text:p>
      <text:p text:style-name="P12"/>
      <text:p text:style-name="P4">Objetivos del proyecto:</text:p>
      <text:list xml:id="list3608072505" text:style-name="L1">
        <text:list-item>
          <text:p text:style-name="P13">Presentar al publico la variedad de los <text:span text:style-name="T12">bebidas</text:span> brindad<text:span text:style-name="T12">as</text:span></text:p>
        </text:list-item>
        <text:list-item>
          <text:p text:style-name="P14">Permitir a los usuarios comentar y dar puntaje a dichas bebidas</text:p>
        </text:list-item>
        <text:list-item>
          <text:p text:style-name="P14">Brindar semanalmente la bebida con mejor puntaje.</text:p>
        </text:list-item>
      </text:list>
      <text:p text:style-name="P8"/>
      <text:p text:style-name="P5">Alcance del Proyecto:</text:p>
      <text:p text:style-name="P6"><text:tab/><text:span text:style-name="T8">El proyecto debe implementar la</text:span><text:span text:style-name="T7"> pagina web </text:span><text:span text:style-name="T9">Drinks&amp;People, </text:span><text:span text:style-name="T10">cuyo objetivo es compartir con el publico las bebidas que brinda el local, teniendo la posibilidad de mostrar la bebida favorita semanalmente.</text:span></text:p>
      <text:p text:style-name="P15"><text:tab/>Permitira comentar sobre las bebidas y mostrar sus ingredientes.</text:p>
      <text:list xml:id="list2485515920" text:style-name="L2">
        <text:list-item>
          <text:p text:style-name="P20">Bebidas</text:p>
        </text:list-item>
      </text:list>
      <text:p text:style-name="P6"><text:span text:style-name="T10"><text:tab/><text:tab/></text:span><text:span text:style-name="T11">Dispondran de un nombre, y creador local de dicha bebidas</text:span></text:p>
      <text:p text:style-name="P17"><text:tab/><text:tab/>Tambien tendran los ingredientes de la bebidas</text:p>
      <text:p text:style-name="P17"><text:tab/><text:tab/>Tendran una imagen de demostracion</text:p>
      <text:p text:style-name="P6"/>
      <text:p text:style-name="P9">Se implementara dicho proyecto con el framework de Django, <text:span text:style-name="T13">que consumira la</text:span> API de <text:a xlink:type="simple" xlink:href="https://www.thecocktaildb.com/" text:style-name="Internet_20_link" text:visited-style-name="Visited_20_Internet_20_Link">T</text:a><text:a xlink:type="simple" xlink:href="https://www.thecocktaildb.com/" text:style-name="Internet_20_link" text:visited-style-name="Visited_20_Internet_20_Link"><text:span text:style-name="T13">heC</text:span></text:a><text:a xlink:type="simple" xlink:href="https://www.thecocktaildb.com/" text:style-name="Internet_20_link" text:visited-style-name="Visited_20_Internet_20_Link">ocktail</text:a><text:a xlink:type="simple" xlink:href="https://www.thecocktaildb.com/" text:style-name="Internet_20_link" text:visited-style-name="Visited_20_Internet_20_Link"><text:span text:style-name="T13">DB</text:span></text:a><text:span text:style-name="T13">, con el objetivo de almacenar datos de los tragos.</text:span></text:p>
      <text:p text:style-name="P9"/>
      <text:p text:style-name="P7">Equipo y recursos del proyecto</text:p>
      <text:p text:style-name="P7"><text:tab/>Equipo:<text:tab/></text:p>
      <text:list xml:id="list2349818709" text:style-name="L3">
        <text:list-item>
          <text:p text:style-name="P18">Tomas Alvarez</text:p>
        </text:list-item>
        <text:list-item>
          <text:p text:style-name="P18">Bautista Madruga</text:p>
        </text:list-item>
        <text:list-item>
          <text:p text:style-name="P18">Lucas Bustos</text:p>
        </text:list-item>
      </text:list>
      <text:p text:style-name="P19"><text:tab/></text:p>
      <text:p text:style-name="P19"><text:tab/>El equipo trabajara 12 horas por semana en dicho proyecto.</text:p>
      <text:p text:style-name="P19"/>
      <text:p text:style-name="P7"><text:tab/>Recursos del Proyecto:</text:p>
      <text:p text:style-name="P10"><text:span text:style-name="T1"><text:tab/><text:tab/></text:span><text:span text:style-name="T2">Se cuenta con 1000U$D para la implementacion del proyecto.</text:span></text:p>
      <text:p text:style-name="P16"/>
      <text:p text:style-name="P7">Partes interesadas y aprobadores</text:p>
      <text:p text:style-name="P11"><text:span text:style-name="T3"><text:tab/></text:span><text:span text:style-name="T4">Inversor del proyecto: @Yael Villaroel – Due</text:span>ñ<text:span text:style-name="T14">o del local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9T12:41:17.555000000</meta:creation-date>
    <dc:date>2021-11-23T19:21:02.287000000</dc:date>
    <meta:editing-duration>PT4M46S</meta:editing-duration>
    <meta:editing-cycles>4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29" meta:word-count="226" meta:character-count="1463" meta:non-whitespace-character-count="1252"/>
  </office:meta>
</office:document-meta>
</file>